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fo:font-size="12pt" style:font-size-asian="12pt" style:font-size-complex="12pt"/>
    </style:style>
    <style:style style:name="P3" style:parent-style-name="Paragraphedeliste" style:list-style-name="LFO1" style:family="paragraph">
      <style:text-properties fo:font-size="12pt" style:font-size-asian="12pt" style:font-size-complex="12pt"/>
    </style:style>
    <style:style style:name="P4" style:parent-style-name="Paragraphedeliste" style:list-style-name="LFO1" style:family="paragraph">
      <style:text-properties fo:font-size="12pt" style:font-size-asian="12pt" style:font-size-complex="12pt"/>
    </style:style>
    <style:style style:name="P5" style:parent-style-name="Paragraphedeliste" style:list-style-name="LFO1" style:family="paragraph">
      <style:text-properties fo:font-size="12pt" style:font-size-asian="12pt" style:font-size-complex="12pt"/>
    </style:style>
    <style:style style:name="P6" style:parent-style-name="Paragraphedeliste" style:list-style-name="LFO1" style:family="paragraph">
      <style:text-properties fo:font-size="12pt" style:font-size-asian="12pt" style:font-size-complex="12pt"/>
    </style:style>
    <style:style style:name="P7" style:parent-style-name="Paragraphedeliste" style:list-style-name="LFO1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ize="12pt" style:font-size-asian="12pt" style:font-size-complex="12pt"/>
    </style:style>
    <style:style style:name="P9" style:parent-style-name="Paragraphedeliste" style:list-style-name="LFO1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ize="12pt" style:font-size-asian="12pt" style:font-size-complex="12pt"/>
    </style:style>
    <style:style style:name="P12" style:parent-style-name="Paragraphedeliste" style:list-style-name="LFO1" style:family="paragraph">
      <style:text-properties fo:font-size="12pt" style:font-size-asian="12pt" style:font-size-complex="12pt"/>
    </style:style>
    <style:style style:name="P13" style:parent-style-name="Paragraphedeliste" style:list-style-name="LFO1" style:family="paragraph"/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P18" style:parent-style-name="Paragraphedeliste" style:list-style-name="LFO1" style:family="paragraph">
      <style:text-properties fo:font-size="12pt" style:font-size-asian="12pt" style:font-size-complex="12pt"/>
    </style:style>
    <style:style style:name="P19" style:parent-style-name="NormalWeb" style:list-style-name="LFO1" style:family="paragraph"/>
    <style:style style:name="P20" style:parent-style-name="NormalWeb" style:list-style-name="LFO1" style:family="paragraph"/>
    <style:style style:name="P2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gareIntermédiaire attribut important ?</text:p>
        </text:list-item>
        <text:list-item>
          <text:p text:style-name="P3">gérer les Pannes ( pouvoir activer, désactiver les composants à tout<text:s/>moment, voir détails en page 6)</text:p>
        </text:list-item>
        <text:list-item>
          <text:p text:style-name="P4">gérer le choix des composants, et pouvoir les modifier à tout moment (sans redémarrer)</text:p>
        </text:list-item>
        <text:list-item>
          <text:p text:style-name="P5">pouvoir imprimer les reçus (à réceptionner grâce au ReceptionSlot)</text:p>
        </text:list-item>
        <text:list-item>
          <text:p text:style-name="P6">qu’est ce que le clavier physique ? le clavier de l’ordinateur ?</text:p>
        </text:list-item>
        <text:list-item>
          <text:p text:style-name="P7">doit-on dessiner un clavier numérique ? (le tactile)</text:p>
        </text:list-item>
        <text:list-item>
          <text:p text:style-name="P8">abonnement carte ou papier<text:s/>et modifier le diagramme de séquence en fonction</text:p>
        </text:list-item>
        <text:list-item>
          <text:p text:style-name="P9">gérer le CodeScanner, qui permet de lire des codes barres ou des codes QR</text:p>
        </text:list-item>
        <text:list-item>
          <text:p text:style-name="P10">pour les choix de billet,… il faut pouvoir annuler/modifier les paramètres à tout moment avant le paiement</text:p>
        </text:list-item>
        <text:list-item>
          <text:p text:style-name="P11">/!\ ajouter une condition si paiement &lt;= 5 euros, pas dmd code pin ! pas oublier de rejeter la carte dès que le paiement est fait !</text:p>
        </text:list-item>
        <text:list-item>
          <text:p text:style-name="P12">Quand on fait horaires train, bien aller lire le paragraphe en page 7</text:p>
        </text:list-item>
        <text:list-item>
          <text:p text:style-name="P13"><text:span text:style-name="T14">Paiement en monnaie, il faut vérifier qu’on ait assez<text:s/></text:span><text:span text:style-name="T15">de monnaie pour l’argent à rendre !!!<text:s/></text:span><text:span text:style-name="T16"></text:span><text:span text:style-name="T17"><text:s/>si il manque, client choisit : annuler transaction/choisir autre mode de paiement</text:span></text:p>
        </text:list-item>
        <text:list-item>
          <text:p text:style-name="P18">Structurer le diag de classes en packages, <text:s/></text:p>
        </text:list-item>
        <text:list-item>
          <text:p text:style-name="P19">Ne pas oublier pour la multiplicité de Slot, qu'il faut au moins un des deux slots pour avoir un paiement liquide (et si il n’y en a qu’un qui marche, le préciser, si pas ça ne va pas !)</text:p>
        </text:list-item>
        <text:list-item>
          <text:p text:style-name="P20">Spécifier les raisons pour lesquelles on crée une instance de titre de transport (histoire de redondance)<text:s/></text:p>
        </text:list-item>
      </text:list>
      <text:p text:style-name="P2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1-11T19:17:00Z</dc:date>
    <meta:template xlink:href="Normal" xlink:type="simple"/>
    <meta:editing-cycles>4</meta:editing-cycles>
    <meta:editing-duration>PT2220S</meta:editing-duration>
    <meta:document-statistic meta:page-count="1" meta:paragraph-count="2" meta:word-count="225" meta:character-count="1462" meta:row-count="10" meta:non-whitespace-character-count="1239"/>
  </office:meta>
</office:document-meta>
</file>